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fo:font-style="italic" style:font-size-asian="10.5pt" style:font-style-asian="italic" style:font-size-complex="12pt" style:font-style-complex="italic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fo:font-style="normal" style:font-size-asian="10.5pt" style:font-style-asian="normal" style:font-size-complex="12pt" style:font-style-complex="normal"/>
    </style:style>
    <style:style style:name="P4" style:family="paragraph" style:parent-style-name="Preformatted_20_Text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" style:family="paragraph" style:parent-style-name="Preformatted_20_Text">
      <style:paragraph-properties fo:text-align="justify" style:justify-single-word="false"/>
      <style:text-properties fo:color="#ff0000" style:font-name="Arial" fo:font-size="16pt" style:font-size-asian="14pt" style:font-size-complex="16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 fo:text-align="start" style:justify-single-word="false"/>
      <style:text-properties style:font-name="Helvetica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text-properties style:use-window-font-color="true" style:font-name="Arial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12" style:family="paragraph" style:parent-style-name="Standard">
      <style:paragraph-properties fo:text-align="end" style:justify-single-word="false"/>
      <style:text-properties style:use-window-font-color="true" style:font-name="Arial" fo:font-size="10pt" fo:font-style="normal" style:font-name-asian="Helvetica" style:font-size-asian="8.75pt" style:font-style-asian="normal" style:font-name-complex="Helvetica" style:font-size-complex="10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Helvetica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Helvetica" fo:font-size="12pt" fo:font-style="italic" style:font-name-asian="Helvetica" style:font-size-asian="12pt" style:font-style-asian="italic" style:font-name-complex="Helvetica" style:font-size-complex="12pt" style:font-style-complex="italic"/>
    </style:style>
    <style:style style:name="P15" style:family="paragraph" style:parent-style-name="Standard">
      <style:paragraph-properties fo:text-align="end" style:justify-single-word="false"/>
      <style:text-properties style:use-window-font-color="true" style:font-name="Helvetica" fo:font-size="10pt" fo:font-style="normal" style:font-name-asian="Helvetica" style:font-size-asian="10pt" style:font-style-asian="normal" style:font-name-complex="Helvetica" style:font-size-complex="10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Helvetica" fo:font-size="12pt" fo:font-style="normal" style:font-name-asian="Helvetica" style:font-size-asian="12pt" style:font-style-asian="normal" style:font-name-complex="Helvetica" style:font-size-complex="12pt" style:font-style-complex="normal"/>
    </style:style>
    <style:style style:name="T1" style:family="text">
      <style:text-properties style:use-window-font-color="true" style:font-name-asian="Helvetica" style:font-name-complex="Helvetic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5 Final thoughts</text:p>
      <text:p text:style-name="P1"/>
      <text:p text:style-name="P5">Everybody writes one sentence of what his/her thoughts on this project are.</text:p>
      <text:p text:style-name="P1"/>
      <text:p text:style-name="P1"/>
      <text:p text:style-name="P2">“It has been a great experience to work other students from all over europe to improve my technical and social skills.”</text:p>
      <text:p text:style-name="P4">Arne Reimer – Fachhochschule Kiel – University of Applied Sciences, Germany</text:p>
      <text:p text:style-name="P2"/>
      <text:p text:style-name="P3"/>
      <text:p text:style-name="P2">“Being a part of this international team I really learned a lot and I think it will be a big advantage for my future career.”</text:p>
      <text:p text:style-name="P4">Arne Lipfert – Fachhochschule Kiel – University of Applied Sciences, Germany</text:p>
      <text:p text:style-name="P2"/>
      <text:p text:style-name="P6"/>
      <text:p text:style-name="P10">“It was an unique experience, for which I am grateful to be a part of, with some great benefits for my future career.”</text:p>
      <text:p text:style-name="P12">Pedro Ferreira – Instituto Politécnico do Porto, Portugal</text:p>
      <text:p text:style-name="P6"/>
      <text:p text:style-name="P7">“An extraordinary trip where we faced a great deal of tough decisions, but we emerged more grown up, more cooperative and we take home the fond memories of this amazing experience.”</text:p>
      <text:p text:style-name="P8">Daniel Lopes – Instituto Politécnico do Porto, Portugal</text:p>
      <text:p text:style-name="P13"/>
      <text:p text:style-name="P14">“Legen... Wait for it... Milk!”</text:p>
      <text:p text:style-name="P8">Stéphane Polet – Katholieke Hogeschool Sint-Lieven, Belgium</text:p>
      <text:p text:style-name="P11"/>
      <text:p text:style-name="P9"><text:span text:style-name="T1">“I am happy that i was </text:span><text:span text:style-name="T1">part of this wonderful project, I met great professionals and smiling faces, improved my programming skills.”</text:span></text:p>
      <text:p text:style-name="P15">Ina Ivanova – University of Veliko Tarnovo, Bulgaria</text:p>
      <text:p text:style-name="P15"/>
      <text:p text:style-name="P13">“<text:span text:style-name="T2">I</text:span><text:span text:style-name="T3">t was a great experience to meet and work with people from other countries, i improved my communication skills and my team spirit</text:span>.”</text:p>
      <text:p text:style-name="P13"><text:s text:c="60"/></text:p>
      <text:p text:style-name="P13"><text:s text:c="36"/><text:span text:style-name="T4"><text:s text:c="30"/>Aggeliki Katsiampouri – Technical Univercity of Crete, Greece</text:span></text:p>
      <text:p text:style-name="P13"><text:span text:style-name="T4"/></text:p>
      <text:p text:style-name="P13">“Great experience, i was lucky for join this project i hope to have a similar experience in the future.”</text:p>
      <text:p text:style-name="P13"><text:tab/><text:tab/><text:tab/><text:tab/><text:tab/><text:span text:style-name="T4">Moundrakis Stefanos – Technical Univercity of Crete, Gree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Helvetica" svg:font-family="Helvetica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12:09:00</dc:date>
    <meta:generator>OpenOffice.org/3.3$Unix OpenOffice.org_project/330m20$Build-9567</meta:generator>
    <meta:editing-duration>PT22M57S</meta:editing-duration>
    <meta:editing-cycles>9</meta:editing-cycles>
    <meta:document-statistic meta:table-count="0" meta:image-count="0" meta:object-count="0" meta:page-count="1" meta:paragraph-count="19" meta:word-count="261" meta:character-count="1662"/>
  </office:meta>
</office:document-meta>
</file>